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23" style:family="paragraph" style:parent-style-name="Standard">
      <style:text-properties style:font-name="Liberation Serif" officeooo:rsid="001113ed" officeooo:paragraph-rsid="001113ed"/>
    </style:style>
    <style:style style:name="P24" style:family="paragraph" style:parent-style-name="Standard">
      <style:text-properties style:font-name="Liberation Serif" officeooo:rsid="00146fdd" officeooo:paragraph-rsid="00146fdd"/>
    </style:style>
    <style:style style:name="P25" style:family="paragraph" style:parent-style-name="Standard">
      <style:text-properties style:font-name="Liberation Serif" officeooo:rsid="00146fdd" officeooo:paragraph-rsid="001816b6"/>
    </style:style>
    <style:style style:name="P26" style:family="paragraph" style:parent-style-name="Standard">
      <style:text-properties style:font-name="Liberation Serif" officeooo:rsid="00146fdd" officeooo:paragraph-rsid="001944bd"/>
    </style:style>
    <style:style style:name="P27" style:family="paragraph" style:parent-style-name="Standard">
      <style:text-properties style:font-name="Liberation Serif" officeooo:rsid="001944bd" officeooo:paragraph-rsid="001944bd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52" style:family="paragraph" style:parent-style-name="Standard">
      <style:text-properties officeooo:rsid="00146fdd" officeooo:paragraph-rsid="001816b6"/>
    </style:style>
    <style:style style:name="P53" style:family="paragraph" style:parent-style-name="Standard">
      <style:text-properties officeooo:rsid="00146fdd" officeooo:paragraph-rsid="001944bd"/>
    </style:style>
    <style:style style:name="P54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55" style:family="paragraph" style:parent-style-name="Standard">
      <style:text-properties officeooo:paragraph-rsid="002ec8d4"/>
    </style:style>
    <style:style style:name="P56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57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58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61" style:family="paragraph" style:parent-style-name="Table_20_Contents">
      <style:text-properties officeooo:rsid="001bd6d8" officeooo:paragraph-rsid="001bd6d8"/>
    </style:style>
    <style:style style:name="P62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63" style:family="paragraph" style:parent-style-name="Table_20_Contents">
      <style:paragraph-properties fo:text-align="end" style:justify-single-word="false"/>
    </style:style>
    <style:style style:name="P64" style:family="paragraph" style:parent-style-name="Table_20_Contents">
      <style:paragraph-properties fo:text-align="start" style:justify-single-word="false"/>
    </style:style>
    <style:style style:name="P65" style:family="paragraph" style:parent-style-name="Table_20_Contents">
      <style:text-properties officeooo:rsid="001c9de3" officeooo:paragraph-rsid="001c9de3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67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68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72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1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7">Задача 1.</text:p>
      <text:p text:style-name="P7"/>
      <text:p text:style-name="P7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3"/>
      <text:p text:style-name="P24">Задача 2.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56">S</text:p>
          </table:table-cell>
          <table:table-cell table:style-name="Table1.A1" office:value-type="string">
            <text:p text:style-name="P57">V</text:p>
          </table:table-cell>
          <table:table-cell table:style-name="Table1.A1" office:value-type="string">
            <text:p text:style-name="P66">v</text:p>
          </table:table-cell>
          <table:table-cell table:style-name="Table1.D1" office:value-type="string">
            <text:p text:style-name="P59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7">900</text:p>
          </table:table-cell>
          <table:table-cell table:style-name="Table1.A2" office:value-type="string">
            <text:p text:style-name="P57">16</text:p>
          </table:table-cell>
          <table:table-cell table:style-name="Table1.A2" office:value-type="string">
            <text:p text:style-name="P57">4</text:p>
          </table:table-cell>
          <table:table-cell table:style-name="Table1.D2" office:value-type="string">
            <text:p text:style-name="P60">75</text:p>
          </table:table-cell>
        </table:table-row>
        <table:table-row>
          <table:table-cell table:style-name="Table1.A2" office:value-type="string">
            <text:p text:style-name="P57">300</text:p>
          </table:table-cell>
          <table:table-cell table:style-name="Table1.A2" office:value-type="string">
            <text:p text:style-name="P57">15</text:p>
          </table:table-cell>
          <table:table-cell table:style-name="Table1.A2" office:value-type="string">
            <text:p text:style-name="P57">3</text:p>
          </table:table-cell>
          <table:table-cell table:style-name="Table1.D2" office:value-type="string">
            <text:p text:style-name="P60">25</text:p>
          </table:table-cell>
        </table:table-row>
        <table:table-row>
          <table:table-cell table:style-name="Table1.A2" office:value-type="string">
            <text:p text:style-name="P57">350</text:p>
          </table:table-cell>
          <table:table-cell table:style-name="Table1.A2" office:value-type="string">
            <text:p text:style-name="P57">14</text:p>
          </table:table-cell>
          <table:table-cell table:style-name="Table1.A2" office:value-type="string">
            <text:p text:style-name="P57">3,5</text:p>
          </table:table-cell>
          <table:table-cell table:style-name="Table1.D2" office:value-type="string">
            <text:p text:style-name="P59"><draw:frame draw:style-name="fr1" draw:name="Object11" text:anchor-type="as-char" svg:y="-0.619cm" svg:width="0.974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7">210</text:p>
          </table:table-cell>
          <table:table-cell table:style-name="Table1.A2" office:value-type="string">
            <text:p text:style-name="P57">12</text:p>
          </table:table-cell>
          <table:table-cell table:style-name="Table1.A2" office:value-type="string">
            <text:p text:style-name="P57">3,1</text:p>
          </table:table-cell>
          <table:table-cell table:style-name="Table1.D2" office:value-type="string">
            <text:p text:style-name="P59"><draw:frame draw:style-name="fr1" draw:name="Object12" text:anchor-type="as-char" svg:y="-0.619cm" svg:width="1.189cm" svg:height="0.99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7">120</text:p>
          </table:table-cell>
          <table:table-cell table:style-name="Table1.A2" office:value-type="string">
            <text:p text:style-name="P57">13,5</text:p>
          </table:table-cell>
          <table:table-cell table:style-name="Table1.A2" office:value-type="string">
            <text:p text:style-name="P59"><draw:frame draw:style-name="fr1" draw:name="Object10" text:anchor-type="as-char" svg:y="-0.619cm" svg:width="0.762cm" svg:height="0.99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59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24"/>
      <text:p text:style-name="P52"><text:span text:style-name="T1">Задача </text:span><text:span text:style-name="T2">3</text:span><text:span text:style-name="T1">.</text:span></text:p>
      <text:p text:style-name="P25"/>
      <text:p text:style-name="P25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5"/>
      <text:p text:style-name="P53"><text:span text:style-name="T1">Задача </text:span><text:span text:style-name="T3">4</text:span><text:span text:style-name="T1">.</text:span></text:p>
      <text:p text:style-name="P26"/>
      <text:p text:style-name="P53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1"/>
          </table:table-cell>
          <table:table-cell table:style-name="Table2.B1" office:value-type="string">
            <text:p text:style-name="P61">250</text:p>
          </table:table-cell>
          <table:table-cell table:style-name="Table2.C1" office:value-type="string">
            <text:p text:style-name="P61">18</text:p>
          </table:table-cell>
        </table:table-row>
        <table:table-row>
          <table:table-cell table:style-name="Table2.A1" office:value-type="string">
            <text:p text:style-name="P62">-</text:p>
          </table:table-cell>
          <table:table-cell table:style-name="Table2.B2" office:value-type="string">
            <text:p text:style-name="P61">18</text:p>
          </table:table-cell>
          <table:table-cell table:style-name="Table2.A1" office:value-type="string">
            <text:p text:style-name="P61">1<text:span text:style-name="T7">3.(8)</text:span></text:p>
          </table:table-cell>
        </table:table-row>
        <table:table-row>
          <table:table-cell table:style-name="Table2.A1" office:value-type="string">
            <text:p text:style-name="P63">-</text:p>
          </table:table-cell>
          <table:table-cell table:style-name="Table2.A1" office:value-type="string">
            <text:p text:style-name="P64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61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3">-</text:p>
          </table:table-cell>
          <table:table-cell table:style-name="Table2.A1" office:value-type="string">
            <text:p text:style-name="P61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65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65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54"><text:soft-page-break/><text:span text:style-name="T1">§ </text:span><text:span text:style-name="T4">2</text:span></text:p>
      <text:p text:style-name="P8"/>
      <text:p text:style-name="P9">Задача 1.</text:p>
      <text:p text:style-name="P9"/>
      <text:p text:style-name="P28">a = b + c</text:p>
      <text:p text:style-name="P28"/>
      <text:p text:style-name="P9">Задача <text:span text:style-name="T8">2</text:span>.</text:p>
      <text:p text:style-name="P9"/>
      <text:p text:style-name="P28">S = k * n</text:p>
      <text:p text:style-name="P28"/>
      <text:p text:style-name="P9">Задача <text:span text:style-name="T8">3</text:span>.</text:p>
      <text:p text:style-name="P9"/>
      <text:p text:style-name="P28"><text:span text:style-name="T10">a</text:span> = b <text:span text:style-name="T10">+ c</text:span></text:p>
      <text:p text:style-name="P28"/>
      <text:p text:style-name="P28"><text:s/><text:span text:style-name="T9">Задача </text:span>4<text:span text:style-name="T9">.</text:span></text:p>
      <text:p text:style-name="P28"/>
      <text:p text:style-name="P28">S = v * t</text:p>
      <text:p text:style-name="P28"/>
      <text:p text:style-name="P28"><text:s/><text:span text:style-name="T9">Задача </text:span>5<text:span text:style-name="T9">.</text:span></text:p>
      <text:p text:style-name="P28"/>
      <text:p text:style-name="P28">p = m * n</text:p>
      <text:p text:style-name="P28"/>
      <text:p text:style-name="P3"/>
      <text:p text:style-name="P3">§ <text:span text:style-name="T11">3</text:span></text:p>
      <text:p text:style-name="P3"/>
      <text:p text:style-name="P10">Задача 1.</text:p>
      <text:p text:style-name="P10"/>
      <text:p text:style-name="P29">S = a * (a — b)</text:p>
      <text:p text:style-name="P29"/>
      <text:p text:style-name="P10">Задача <text:span text:style-name="T11">2</text:span>.</text:p>
      <text:p text:style-name="P10"/>
      <text:p text:style-name="P30">A = a * m + (a — b) * n</text:p>
      <text:p text:style-name="P29"/>
      <text:p text:style-name="P10">Задача <text:span text:style-name="T11">3</text:span>.</text:p>
      <text:p text:style-name="P10"/>
      <text:p text:style-name="P31">n = (m — a) + (m — b)</text:p>
      <text:p text:style-name="P31"/>
      <text:p text:style-name="P31"/>
      <text:p text:style-name="P4">§ <text:span text:style-name="T12">4</text:span></text:p>
      <text:p text:style-name="P31"/>
      <text:p text:style-name="P11">Задача 1.</text:p>
      <text:p text:style-name="P11"/>
      <text:p text:style-name="P39">b = 50a</text:p>
      <text:p text:style-name="P32"/>
      <text:p text:style-name="P11">Задача <text:span text:style-name="T12">2</text:span>.</text:p>
      <text:p text:style-name="P11"/>
      <text:p text:style-name="P39">p = 4a</text:p>
      <text:p text:style-name="P11"/>
      <text:p text:style-name="P11">Задача <text:span text:style-name="T12">3</text:span>.</text:p>
      <text:p text:style-name="P11"/>
      <text:p text:style-name="P32">p = 2a + 2b</text:p>
      <text:p text:style-name="P32"/>
      <text:p text:style-name="P11"><text:soft-page-break/>Задача <text:span text:style-name="T12">4</text:span>.</text:p>
      <text:p text:style-name="P11"/>
      <text:p text:style-name="P33"><text:span text:style-name="T15">c = 5</text:span>a <text:span text:style-name="T11">—</text:span> <text:span text:style-name="T15">b</text:span></text:p>
      <text:p text:style-name="P11"/>
      <text:p text:style-name="P12">Задача <text:span text:style-name="T13">5</text:span>.</text:p>
      <text:p text:style-name="P12"/>
      <text:p text:style-name="P34">a = <text:span text:style-name="T15">b + 2b</text:span></text:p>
      <text:p text:style-name="P34"/>
      <text:p text:style-name="P12">Задача <text:span text:style-name="T13">6</text:span>.</text:p>
      <text:p text:style-name="P12"/>
      <text:p text:style-name="P34">A = <text:span text:style-name="T15">a + 2a + 4a</text:span></text:p>
      <text:p text:style-name="P34"/>
      <text:p text:style-name="P12">Задача <text:span text:style-name="T13">7</text:span>.</text:p>
      <text:p text:style-name="P12"/>
      <text:p text:style-name="P41"><text:span text:style-name="T16">p </text:span>= <text:span text:style-name="T16">m — (</text:span>2m <text:span text:style-name="T11">—</text:span> n<text:span text:style-name="T16">)</text:span></text:p>
      <text:p text:style-name="P40"/>
      <text:p text:style-name="P13">Задача <text:span text:style-name="T14">8</text:span>.</text:p>
      <text:p text:style-name="P13"/>
      <text:p text:style-name="P36">p = <text:span text:style-name="T16">2</text:span>a <text:span text:style-name="T16">+ (a — b)</text:span></text:p>
      <text:p text:style-name="P35"/>
      <text:p text:style-name="P13">Задача <text:span text:style-name="T14">9</text:span>.</text:p>
      <text:p text:style-name="P13"/>
      <text:p text:style-name="P42">A =<draw:frame draw:style-name="fr1" draw:name="Object17" text:anchor-type="as-char" svg:y="-0.619cm" svg:width="0.497cm" svg:height="0.998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35"/>
      <text:p text:style-name="P13">Задача <text:span text:style-name="T14">10</text:span>.</text:p>
      <text:p text:style-name="P13"/>
      <text:p text:style-name="P35">N = 10a + b</text:p>
      <text:p text:style-name="P35"/>
      <text:p text:style-name="P13">Задача <text:span text:style-name="T14">11</text:span>.</text:p>
      <text:p text:style-name="P13"/>
      <text:p text:style-name="P35">n = 100a + 10b + c</text:p>
      <text:p text:style-name="P35"/>
      <text:p text:style-name="P13">Задача <text:span text:style-name="T14">12</text:span>.</text:p>
      <text:p text:style-name="P13"/>
      <text:p text:style-name="P38">a <text:span text:style-name="T16">+ b </text:span>= <text:span text:style-name="T16">2a — b</text:span></text:p>
      <text:p text:style-name="P37"/>
      <text:p text:style-name="P14">Задача <text:span text:style-name="T14">13</text:span>.</text:p>
      <text:p text:style-name="P14"/>
      <text:p text:style-name="P44">a <text:span text:style-name="T11">—</text:span> c = 2(b <text:span text:style-name="T11">—</text:span> 3c)</text:p>
      <text:p text:style-name="P43"/>
      <text:p text:style-name="P43"/>
      <text:p text:style-name="P5">§ <text:span text:style-name="T17">5</text:span></text:p>
      <text:p text:style-name="P5"/>
      <text:p text:style-name="P15">Задача 1.</text:p>
      <text:p text:style-name="P15"/>
      <text:p text:style-name="P45">4 * 4 = 2 * 2 * 2 * 2 = 16</text:p>
      <text:p text:style-name="P45"/>
      <text:p text:style-name="P15">Задача <text:span text:style-name="T18">2</text:span>.</text:p>
      <text:p text:style-name="P15"/>
      <text:p text:style-name="P15"><draw:frame draw:style-name="fr1" draw:name="Object18" text:anchor-type="as-char" svg:y="-0.437cm" svg:width="1.178cm" svg:height="0.527cm" draw:z-index="18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0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15"/>
      <text:p text:style-name="P16"><text:soft-page-break/>Задача <text:span text:style-name="T20">3</text:span>.</text:p>
      <text:p text:style-name="P16"/>
      <text:p text:style-name="P16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16"/>
      <text:p text:style-name="P17">Задача <text:span text:style-name="T21">4</text:span>.</text:p>
      <text:p text:style-name="P17"/>
      <text:p text:style-name="P46">a = 0;<draw:frame draw:style-name="fr1" draw:name="Object29" text:anchor-type="as-char" svg:y="-0.437cm" svg:width="0.556cm" svg:height="0.527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46"/>
      <text:p text:style-name="P18">Задача <text:span text:style-name="T22">5</text:span>.</text:p>
      <text:p text:style-name="P18"/>
      <text:p text:style-name="P47">Несправедливо.</text:p>
      <text:p text:style-name="P47"/>
      <text:p text:style-name="P18">Задача <text:span text:style-name="T22">6</text:span>.</text:p>
      <text:p text:style-name="P18"/>
      <text:p text:style-name="P18"><draw:frame draw:style-name="fr1" draw:name="Object31" text:anchor-type="as-char" svg:y="-0.681cm" svg:width="2.87cm" svg:height="1.148cm" draw:z-index="32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8"/>
      <text:p text:style-name="P18">Задача <text:span text:style-name="T22">7</text:span>.</text:p>
      <text:p text:style-name="P18"/>
      <text:p text:style-name="P18"><text:span text:style-name="T24">a = 25;</text:span><draw:frame draw:style-name="fr1" draw:name="Object34" text:anchor-type="as-char" svg:y="-0.437cm" svg:width="0.758cm" svg:height="0.527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18"/>
      <text:p text:style-name="P18">Задача <text:span text:style-name="T22">8</text:span>.</text:p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a</text:p>
          </table:table-cell>
          <table:table-cell table:style-name="Table3.B1" office:value-type="string">
            <text:p text:style-name="P58"><draw:frame draw:style-name="fr1" draw:name="Object35" text:anchor-type="as-char" svg:y="-0.437cm" svg:width="2.117cm" svg:height="0.527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67">1</text:p>
          </table:table-cell>
          <table:table-cell table:style-name="Table3.B2" office:value-type="string">
            <text:p text:style-name="P68">8</text:p>
          </table:table-cell>
        </table:table-row>
        <table:table-row>
          <table:table-cell table:style-name="Table3.A2" office:value-type="string">
            <text:p text:style-name="P67">2</text:p>
          </table:table-cell>
          <table:table-cell table:style-name="Table3.B2" office:value-type="string">
            <text:p text:style-name="P68">5</text:p>
          </table:table-cell>
        </table:table-row>
        <table:table-row>
          <table:table-cell table:style-name="Table3.A2" office:value-type="string">
            <text:p text:style-name="P67">3</text:p>
          </table:table-cell>
          <table:table-cell table:style-name="Table3.B2" office:value-type="string">
            <text:p text:style-name="P68">4</text:p>
          </table:table-cell>
        </table:table-row>
        <table:table-row>
          <table:table-cell table:style-name="Table3.A2" office:value-type="string">
            <text:p text:style-name="P67">4</text:p>
          </table:table-cell>
          <table:table-cell table:style-name="Table3.B2" office:value-type="string">
            <text:p text:style-name="P68">5</text:p>
          </table:table-cell>
        </table:table-row>
        <table:table-row>
          <table:table-cell table:style-name="Table3.A2" office:value-type="string">
            <text:p text:style-name="P67">5</text:p>
          </table:table-cell>
          <table:table-cell table:style-name="Table3.B2" office:value-type="string">
            <text:p text:style-name="P68">8</text:p>
          </table:table-cell>
        </table:table-row>
      </table:table>
      <text:p text:style-name="P55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69">a</text:p>
          </table:table-cell>
          <table:table-cell table:style-name="Table4.A1" office:value-type="string">
            <text:p text:style-name="P70"><draw:frame draw:style-name="fr1" draw:name="Object36" text:anchor-type="as-char" svg:y="-0.437cm" svg:width="0.554cm" svg:height="0.527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70"><draw:frame draw:style-name="fr1" draw:name="Object37" text:anchor-type="as-char" svg:y="-0.437cm" svg:width="0.556cm" svg:height="0.527cm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69">1</text:p>
          </table:table-cell>
          <table:table-cell table:style-name="Table4.A2" office:value-type="string">
            <text:p text:style-name="P69">1</text:p>
          </table:table-cell>
          <table:table-cell table:style-name="Table4.C2" office:value-type="string">
            <text:p text:style-name="P69">1</text:p>
          </table:table-cell>
        </table:table-row>
        <table:table-row>
          <table:table-cell table:style-name="Table4.A2" office:value-type="string">
            <text:p text:style-name="P69">2</text:p>
          </table:table-cell>
          <table:table-cell table:style-name="Table4.A2" office:value-type="string">
            <text:p text:style-name="P69">4</text:p>
          </table:table-cell>
          <table:table-cell table:style-name="Table4.C2" office:value-type="string">
            <text:p text:style-name="P69">8</text:p>
          </table:table-cell>
        </table:table-row>
        <table:table-row>
          <table:table-cell table:style-name="Table4.A2" office:value-type="string">
            <text:p text:style-name="P69">3</text:p>
          </table:table-cell>
          <table:table-cell table:style-name="Table4.A2" office:value-type="string">
            <text:p text:style-name="P69">9</text:p>
          </table:table-cell>
          <table:table-cell table:style-name="Table4.C2" office:value-type="string">
            <text:p text:style-name="P69">27</text:p>
          </table:table-cell>
        </table:table-row>
        <table:table-row>
          <table:table-cell table:style-name="Table4.A2" office:value-type="string">
            <text:p text:style-name="P69">4</text:p>
          </table:table-cell>
          <table:table-cell table:style-name="Table4.A2" office:value-type="string">
            <text:p text:style-name="P69">16</text:p>
          </table:table-cell>
          <table:table-cell table:style-name="Table4.C2" office:value-type="string">
            <text:p text:style-name="P69">64</text:p>
          </table:table-cell>
        </table:table-row>
        <table:table-row>
          <table:table-cell table:style-name="Table4.A2" office:value-type="string">
            <text:p text:style-name="P69">5</text:p>
          </table:table-cell>
          <table:table-cell table:style-name="Table4.A2" office:value-type="string">
            <text:p text:style-name="P69">25</text:p>
          </table:table-cell>
          <table:table-cell table:style-name="Table4.C2" office:value-type="string">
            <text:p text:style-name="P69">125</text:p>
          </table:table-cell>
        </table:table-row>
        <table:table-row>
          <table:table-cell table:style-name="Table4.A2" office:value-type="string">
            <text:p text:style-name="P69">6</text:p>
          </table:table-cell>
          <table:table-cell table:style-name="Table4.A2" office:value-type="string">
            <text:p text:style-name="P69">36</text:p>
          </table:table-cell>
          <table:table-cell table:style-name="Table4.C2" office:value-type="string">
            <text:p text:style-name="P69">216</text:p>
          </table:table-cell>
        </table:table-row>
        <table:table-row>
          <table:table-cell table:style-name="Table4.A2" office:value-type="string">
            <text:p text:style-name="P69">7</text:p>
          </table:table-cell>
          <table:table-cell table:style-name="Table4.A2" office:value-type="string">
            <text:p text:style-name="P69">49</text:p>
          </table:table-cell>
          <table:table-cell table:style-name="Table4.C2" office:value-type="string">
            <text:p text:style-name="P69">343</text:p>
          </table:table-cell>
        </table:table-row>
        <table:table-row>
          <table:table-cell table:style-name="Table4.A2" office:value-type="string">
            <text:p text:style-name="P69">8</text:p>
          </table:table-cell>
          <table:table-cell table:style-name="Table4.A2" office:value-type="string">
            <text:p text:style-name="P69">64</text:p>
          </table:table-cell>
          <table:table-cell table:style-name="Table4.C2" office:value-type="string">
            <text:p text:style-name="P69">512</text:p>
          </table:table-cell>
        </table:table-row>
        <table:table-row>
          <table:table-cell table:style-name="Table4.A2" office:value-type="string">
            <text:p text:style-name="P69">9</text:p>
          </table:table-cell>
          <table:table-cell table:style-name="Table4.A2" office:value-type="string">
            <text:p text:style-name="P69">81</text:p>
          </table:table-cell>
          <table:table-cell table:style-name="Table4.C2" office:value-type="string">
            <text:p text:style-name="P69">729</text:p>
          </table:table-cell>
        </table:table-row>
        <table:table-row>
          <table:table-cell table:style-name="Table4.A2" office:value-type="string">
            <text:p text:style-name="P69">10</text:p>
          </table:table-cell>
          <table:table-cell table:style-name="Table4.A2" office:value-type="string">
            <text:p text:style-name="P69">100</text:p>
          </table:table-cell>
          <table:table-cell table:style-name="Table4.C2" office:value-type="string">
            <text:p text:style-name="P69">1000</text:p>
          </table:table-cell>
        </table:table-row>
      </table:table>
      <text:p text:style-name="P55"/>
      <text:p text:style-name="P19"/>
      <text:p text:style-name="P19"/>
      <text:p text:style-name="P19"/>
      <text:p text:style-name="P19"><text:soft-page-break/>Задача <text:span text:style-name="T23">9</text:span>.</text:p>
      <text:p text:style-name="P48"/>
      <text:p text:style-name="P19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19"/>
      <text:p text:style-name="P19">Задача <text:span text:style-name="T23">10</text:span>.</text:p>
      <text:p text:style-name="P19"/>
      <text:p text:style-name="P48">A = <draw:frame draw:style-name="fr1" draw:name="Object42" text:anchor-type="as-char" svg:y="-0.437cm" svg:width="0.554cm" svg:height="0.527cm" draw:z-index="2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8"/>
      <text:p text:style-name="P19">Задача <text:span text:style-name="T23">11</text:span>.</text:p>
      <text:p text:style-name="P19"/>
      <text:p text:style-name="P49">v = <draw:frame draw:style-name="fr1" draw:name="Object43" text:anchor-type="as-char" svg:y="-0.437cm" svg:width="0.556cm" svg:height="0.527cm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9"/>
      <text:p text:style-name="P20">Задача <text:span text:style-name="T23">12</text:span>.</text:p>
      <text:p text:style-name="P20"/>
      <text:p text:style-name="P50"><draw:frame draw:style-name="fr1" draw:name="Object44" text:anchor-type="as-char" svg:y="-0.437cm" svg:width="0.554cm" svg:height="0.527cm" draw:z-index="25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48"/>
      <text:p text:style-name="P48"/>
      <text:p text:style-name="P48"/>
      <text:p text:style-name="P6">§ <text:span text:style-name="T25">6</text:span></text:p>
      <text:p text:style-name="P6"/>
      <text:p text:style-name="P21">Задача <text:span text:style-name="T23">1</text:span>.</text:p>
      <text:p text:style-name="P21"/>
      <text:p text:style-name="P21"><draw:frame draw:style-name="fr1" draw:name="Object23" text:anchor-type="as-char" svg:y="-0.681cm" svg:width="1.205cm" svg:height="1.058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21"/>
      <text:p text:style-name="P21"><draw:frame draw:style-name="fr1" draw:name="Object41" text:anchor-type="as-char" svg:y="-0.619cm" svg:width="5.472cm" svg:height="0.998cm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1"/>
      <text:p text:style-name="P22">Задача <text:span text:style-name="T26">2</text:span>.</text:p>
      <text:p text:style-name="P22"/>
      <text:p text:style-name="P51">Доказательство: 29 * 13 + 29 * 18 = 29 (13 + 18) = 29 * 31</text:p>
      <text:p text:style-name="P51"/>
      <text:p text:style-name="P51"/>
      <text:p text:style-name="P72">§ <text:span text:style-name="T28">7</text:span></text:p>
      <text:p text:style-name="P72"/>
      <text:p text:style-name="P73">Задача <text:span text:style-name="T23">1</text:span>.</text:p>
      <text:p text:style-name="P74"/>
      <text:p text:style-name="P74">Нет. Обратное число существует лля любого, кроме ну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07T13:55:06.689395823</dc:date>
    <dc:creator>Игорь </dc:creator>
    <meta:editing-duration>PT1H38M32S</meta:editing-duration>
    <meta:editing-cycles>25</meta:editing-cycles>
    <meta:generator>LibreOffice/6.1.1.2$MacOSX_X86_64 LibreOffice_project/5d19a1bfa650b796764388cd8b33a5af1f5baa1b</meta:generator>
    <meta:document-statistic meta:table-count="4" meta:image-count="0" meta:object-count="47" meta:page-count="5" meta:paragraph-count="170" meta:word-count="370" meta:character-count="1096" meta:non-whitespace-character-count="855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